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NGImage.decodeUpFilter( byte [ ] curr , byte [ ] prev ,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NGImage.parse_zTXt_chunk( PNGChunk chun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NGImage.parse_tEXt_chunk( PNGChunk chun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NGImage.parse_IEND_chunk( PNGChunk chunk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2">
            <text:p text:style-name="Table_20_Contents">42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PNGImage.parse_PLTE_chunk( PNGChunk chunk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NGChunk.isType( String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Chunk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Image.parse_hIST_chunk( PNGChunk chun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NGChunk.getInt1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Image.decodeImage( boolean useInterlac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NGChunk.getByte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Image.parse_sRGB_chunk( PNGChunk chun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NGImageDecoder.decodeAsRenderedImage( int p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NGImage.getChunkType( DataInputStream di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NGImage.paethPredictor( int a , int b , i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NGImage.initGammaLut( int bi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NGChunk.PNGChunk( int length , int type , byte [ ] data , int c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NGChunk.getInt2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Image.parse_gAMA_chunk( PNGChunk chun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NGImage.decodePass( WritableRaster imRas , int xOffset , int yOffset , int xStep , int yStep , int passWidth , int passHeigh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1">
            <text:p text:style-name="Table_20_Contents">21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PNGImage.parse_bKGD_chunk( PNGChunk chunk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PNGImage.decodePaethFilter( byte [ ] curr , byte [ ] prev , int count , int bp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NGImage.createComponentColorModel( SampleModel sm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">
            <text:p text:style-name="Table_20_Contents">3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PNGImage.createRaster( int width , int height , int bands , int scanlineStride , int bitDep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NGImage.parse_tRNS_chunk( PNGChunk chunk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PNGImage.PNGImage( InputStream stream , PNGDecodeParam decodeParam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8">
            <text:p text:style-name="Table_20_Contents">8</text:p>
          </table:table-cell>
          <table:table-cell office:value-type="float" office:value="115">
            <text:p text:style-name="Table_20_Contents">115</text:p>
          </table:table-cell>
        </table:table-row>
        <table:table-row>
          <table:table-cell office:value-type="string">
            <text:p text:style-name="Table_20_Contents">PNGImage.decodeSubFilter( byte [ ] curr , int count , int bp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NGImage.parse_iCCP_chunk( PNGChunk chun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NGImage.parse_cHRM_chunk( PNGChunk chun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NGImage.readChunk( DataInputStream di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NGImage.parse_tIME_chunk( PNGChunk chun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NGChunk.getString4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NGImage.processPixels( int process , Raster src , WritableRaster dst , int xOffset , int step , int y , int width )</text:p>
          </table:table-cell>
          <table:table-cell office:value-type="float" office:value="42">
            <text:p text:style-name="Table_20_Contents">42</text:p>
          </table:table-cell>
          <table:table-cell office:value-type="float" office:value="53">
            <text:p text:style-name="Table_20_Contents">53</text:p>
          </table:table-cell>
          <table:table-cell office:value-type="float" office:value="209">
            <text:p text:style-name="Table_20_Contents">209</text:p>
          </table:table-cell>
        </table:table-row>
        <table:table-row>
          <table:table-cell office:value-type="string">
            <text:p text:style-name="Table_20_Contents">PNGImageDecoder.PNGImageDecoder( InputStream input , PNGDecodeParam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Image.getTile( int tileX , int til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NGChunk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Chunk.getTyp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Image.parse_IHDR_chunk( PNGChunk chunk )</text:p>
          </table:table-cell>
          <table:table-cell office:value-type="float" office:value="55">
            <text:p text:style-name="Table_20_Contents">55</text:p>
          </table:table-cell>
          <table:table-cell office:value-type="float" office:value="55">
            <text:p text:style-name="Table_20_Contents">55</text:p>
          </table:table-cell>
          <table:table-cell office:value-type="float" office:value="159">
            <text:p text:style-name="Table_20_Contents">159</text:p>
          </table:table-cell>
        </table:table-row>
        <table:table-row>
          <table:table-cell office:value-type="string">
            <text:p text:style-name="Table_20_Contents">PNGImage.initGrayLut( int bi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NGChunk.getInt4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NGImage.parse_pHYs_chunk( PNGChunk chun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NGImage.decodeAverageFilter( byte [ ] curr , byte [ ] prev , int count , int bp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NGChunk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Image.parse_sBIT_chunk( PNGChunk chunk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